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500684C41F221DCAF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055cm" svg:x="1.27cm" svg:y="1.905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<text:span text:style-name="T1">By Aeroid - Own work, CC BY-SA 4.0, https://commons.wikimedia.org/w/index.php?curid=137790829</text:span></text:p>
          </draw:text-box>
        </draw:frame>
        <draw:frame draw:style-name="gr1" draw:text-style-name="P2" draw:layer="layout" svg:width="27.999cm" svg:height="13.999cm" svg:x="0cm" svg:y="0.635cm">
          <draw:image xlink:href="Pictures/1000000100000A0000000500684C41F221DCAF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5T13:48:32.512816060</meta:creation-date>
    <dc:date>2023-09-25T13:50:34.576272798</dc:date>
    <meta:editing-duration>PT2M3S</meta:editing-duration>
    <meta:editing-cycles>1</meta:editing-cycles>
    <meta:document-statistic meta:object-count="25"/>
    <meta:generator>LibreOffice/7.3.7.2$Linux_X86_64 LibreOffice_project/30$Build-2</meta:generator>
  </office:meta>
</office:document-meta>
</file>